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48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_20_concave" draw:marker-end-width="0.3cm" draw:fill="solid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margin-left="0.152cm" fo:margin-right="0cm" fo:text-align="center" fo:text-indent="-0.051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tyle="italic" style:text-underline-style="none" style:font-style-asian="italic" style:font-style-complex="italic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1cm" svg:height="0.61cm" svg:x="1.508cm" svg:y="2.52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61cm" svg:height="0.61cm" svg:x="2.422cm" svg:y="2.52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61cm" svg:height="0.61cm" svg:x="3.336cm" svg:y="2.52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61cm" svg:height="0.61cm" svg:x="4.251cm" svg:y="2.52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61cm" svg:height="0.61cm" svg:x="5.165cm" svg:y="2.52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61cm" svg:height="0.61cm" svg:x="6.08cm" svg:y="2.52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05cm" svg:height="0.954cm" svg:x="2.94cm" svg:y="1.635cm">
          <draw:text-box>
            <text:p><text:span text:style-name="T2">x</text:span><text:span text:style-name="T3"> → 1∙</text:span><text:span text:style-name="T4">x</text:span></text:p>
          </draw:text-box>
        </draw:frame>
        <draw:frame draw:style-name="gr2" draw:text-style-name="P3" draw:layer="layout" svg:width="2.505cm" svg:height="0.954cm" svg:x="9.857cm" svg:y="1.518cm">
          <draw:text-box>
            <text:p><text:span text:style-name="T2">x</text:span><text:span text:style-name="T3"> → 2∙</text:span><text:span text:style-name="T4">x</text:span></text:p>
          </draw:text-box>
        </draw:frame>
        <draw:custom-shape draw:style-name="gr1" draw:text-style-name="P2" xml:id="id2" draw:id="id2" draw:layer="layout" svg:width="0.61cm" svg:height="0.61cm" svg:x="1.509cm" svg:y="4.55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61cm" svg:height="0.61cm" svg:x="2.423cm" svg:y="4.55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61cm" svg:height="0.61cm" svg:x="3.337cm" svg:y="4.55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61cm" svg:height="0.61cm" svg:x="4.252cm" svg:y="4.55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61cm" svg:height="0.61cm" svg:x="5.166cm" svg:y="4.55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61cm" svg:height="0.61cm" svg:x="6.081cm" svg:y="4.55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61cm" svg:height="0.61cm" svg:x="8.366cm" svg:y="2.5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61cm" svg:height="0.61cm" svg:x="9.28cm" svg:y="2.52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61cm" svg:height="0.61cm" svg:x="10.194cm" svg:y="2.52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61cm" svg:height="0.61cm" svg:x="11.109cm" svg:y="2.52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61cm" svg:height="0.61cm" svg:x="12.023cm" svg:y="2.52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61cm" svg:height="0.61cm" svg:x="12.938cm" svg:y="2.52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61cm" svg:height="0.61cm" svg:x="8.367cm" svg:y="4.55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61cm" svg:height="0.61cm" svg:x="9.281cm" svg:y="4.55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61cm" svg:height="0.61cm" svg:x="10.195cm" svg:y="4.55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61cm" svg:height="0.61cm" svg:x="11.11cm" svg:y="4.55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61cm" svg:height="0.61cm" svg:x="12.024cm" svg:y="4.55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61cm" svg:height="0.61cm" svg:x="12.939cm" svg:y="4.55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61cm" svg:height="0.61cm" svg:x="15.224cm" svg:y="2.52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61cm" svg:height="0.61cm" svg:x="16.138cm" svg:y="2.52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61cm" svg:height="0.61cm" svg:x="17.052cm" svg:y="2.52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61cm" svg:height="0.61cm" svg:x="17.967cm" svg:y="2.52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61cm" svg:height="0.61cm" svg:x="18.881cm" svg:y="2.52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61cm" svg:height="0.61cm" svg:x="19.796cm" svg:y="2.52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4" draw:id="id34" draw:layer="layout" svg:width="0.61cm" svg:height="0.61cm" svg:x="15.225cm" svg:y="4.55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61cm" svg:height="0.61cm" svg:x="16.139cm" svg:y="4.55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61cm" svg:height="0.61cm" svg:x="17.053cm" svg:y="4.55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61cm" svg:height="0.61cm" svg:x="17.968cm" svg:y="4.55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61cm" svg:height="0.61cm" svg:x="18.882cm" svg:y="4.55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61cm" svg:height="0.61cm" svg:x="19.797cm" svg:y="4.55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05cm" svg:height="0.954cm" svg:x="16.658cm" svg:y="1.518cm">
          <draw:text-box>
            <text:p><text:span text:style-name="T2">x</text:span><text:span text:style-name="T3"> → 3∙</text:span><text:span text:style-name="T4">x</text:span></text:p>
          </draw:text-box>
        </draw:frame>
        <draw:connector draw:style-name="gr3" draw:text-style-name="P4" draw:layer="layout" draw:type="line" svg:x1="1.813cm" svg:y1="3.134cm" svg:x2="1.814cm" svg:y2="4.556cm" draw:start-shape="id1" draw:start-glue-point="8" draw:end-shape="id2" draw:end-glue-point="4" svg:d="M1813 3134l1 1422" svg:viewBox="0 0 2 1423">
          <text:p/>
        </draw:connector>
        <draw:connector draw:style-name="gr3" draw:text-style-name="P4" draw:layer="layout" draw:type="line" svg:x1="2.727cm" svg:y1="3.135cm" svg:x2="2.728cm" svg:y2="4.557cm" draw:start-shape="id3" draw:start-glue-point="8" draw:end-shape="id4" draw:end-glue-point="4" svg:d="M2727 3135l1 1422" svg:viewBox="0 0 2 1423">
          <text:p/>
        </draw:connector>
        <draw:connector draw:style-name="gr3" draw:text-style-name="P4" draw:layer="layout" draw:type="line" svg:x1="3.641cm" svg:y1="3.135cm" svg:x2="3.642cm" svg:y2="4.557cm" draw:start-shape="id5" draw:start-glue-point="8" draw:end-shape="id6" draw:end-glue-point="4" svg:d="M3641 3135l1 1422" svg:viewBox="0 0 2 1423">
          <text:p/>
        </draw:connector>
        <draw:connector draw:style-name="gr3" draw:text-style-name="P4" draw:layer="layout" draw:type="line" svg:x1="4.556cm" svg:y1="3.136cm" svg:x2="4.557cm" svg:y2="4.558cm" draw:start-shape="id7" draw:start-glue-point="8" draw:end-shape="id8" draw:end-glue-point="4" svg:d="M4556 3136l1 1422" svg:viewBox="0 0 2 1423">
          <text:p/>
        </draw:connector>
        <draw:connector draw:style-name="gr3" draw:text-style-name="P4" draw:layer="layout" draw:type="line" svg:x1="5.47cm" svg:y1="3.135cm" svg:x2="5.471cm" svg:y2="4.557cm" draw:start-shape="id9" draw:start-glue-point="8" draw:end-shape="id10" draw:end-glue-point="4" svg:d="M5470 3135l1 1422" svg:viewBox="0 0 2 1423">
          <text:p/>
        </draw:connector>
        <draw:connector draw:style-name="gr3" draw:text-style-name="P4" draw:layer="layout" draw:type="line" svg:x1="6.385cm" svg:y1="3.136cm" svg:x2="6.386cm" svg:y2="4.558cm" draw:start-shape="id11" draw:start-glue-point="8" draw:end-shape="id12" draw:end-glue-point="4" svg:d="M6385 3136l1 1422" svg:viewBox="0 0 2 1423">
          <text:p/>
        </draw:connector>
        <draw:connector draw:style-name="gr3" draw:text-style-name="P5" draw:layer="layout" draw:type="line" svg:x1="8.671cm" svg:y1="3.135cm" svg:x2="9.586cm" svg:y2="4.557cm" draw:start-shape="id13" draw:start-glue-point="8" draw:end-shape="id14" draw:end-glue-point="4" svg:d="M8671 3135l915 1422" svg:viewBox="0 0 916 1423">
          <text:p/>
        </draw:connector>
        <draw:connector draw:style-name="gr3" draw:text-style-name="P5" draw:layer="layout" draw:type="line" svg:x1="9.585cm" svg:y1="3.136cm" svg:x2="11.415cm" svg:y2="4.558cm" draw:start-shape="id15" draw:start-glue-point="8" draw:end-shape="id16" draw:end-glue-point="4" svg:d="M9585 3136l1830 1422" svg:viewBox="0 0 1831 1423">
          <text:p/>
        </draw:connector>
        <draw:connector draw:style-name="gr3" draw:text-style-name="P5" draw:layer="layout" draw:type="line" svg:x1="10.499cm" svg:y1="3.136cm" svg:x2="13.244cm" svg:y2="4.558cm" draw:start-shape="id17" draw:start-glue-point="8" draw:end-shape="id18" draw:end-glue-point="4" svg:d="M10499 3136l2745 1422" svg:viewBox="0 0 2746 1423">
          <text:p/>
        </draw:connector>
        <draw:connector draw:style-name="gr3" draw:text-style-name="P5" draw:layer="layout" draw:type="line" svg:x1="11.414cm" svg:y1="3.137cm" svg:x2="8.672cm" svg:y2="4.556cm" draw:start-shape="id19" draw:start-glue-point="8" draw:end-shape="id20" draw:end-glue-point="4" svg:d="M11414 3137l-2742 1419" svg:viewBox="0 0 2743 1420">
          <text:p/>
        </draw:connector>
        <draw:connector draw:style-name="gr3" draw:text-style-name="P5" draw:layer="layout" draw:type="line" svg:x1="12.328cm" svg:y1="3.136cm" svg:x2="10.5cm" svg:y2="4.557cm" draw:start-shape="id21" draw:start-glue-point="8" draw:end-shape="id22" draw:end-glue-point="4" svg:d="M12328 3136l-1828 1421" svg:viewBox="0 0 1829 1422">
          <text:p/>
        </draw:connector>
        <draw:connector draw:style-name="gr3" draw:text-style-name="P5" draw:layer="layout" draw:type="line" svg:x1="13.243cm" svg:y1="3.137cm" svg:x2="12.329cm" svg:y2="4.557cm" draw:start-shape="id23" draw:start-glue-point="8" draw:end-shape="id24" draw:end-glue-point="4" svg:d="M13243 3137l-914 1420" svg:viewBox="0 0 915 1421">
          <text:p/>
        </draw:connector>
        <draw:connector draw:style-name="gr3" draw:text-style-name="P4" draw:layer="layout" draw:type="line" svg:x1="15.529cm" svg:y1="3.135cm" svg:x2="17.358cm" svg:y2="4.557cm" draw:start-shape="id25" draw:start-glue-point="8" draw:end-shape="id26" draw:end-glue-point="4" svg:d="M15529 3135l1829 1422" svg:viewBox="0 0 1830 1423">
          <text:p/>
        </draw:connector>
        <draw:connector draw:style-name="gr3" draw:text-style-name="P4" draw:layer="layout" draw:type="line" svg:x1="16.443cm" svg:y1="3.136cm" svg:x2="20.102cm" svg:y2="4.558cm" draw:start-shape="id27" draw:start-glue-point="8" draw:end-shape="id28" draw:end-glue-point="4" svg:d="M16443 3136l3659 1422" svg:viewBox="0 0 3660 1423">
          <text:p/>
        </draw:connector>
        <draw:connector draw:style-name="gr3" draw:text-style-name="P4" draw:layer="layout" draw:type="line" svg:x1="17.357cm" svg:y1="3.136cm" svg:x2="16.444cm" svg:y2="4.557cm" draw:start-shape="id29" draw:start-glue-point="8" draw:end-shape="id30" draw:end-glue-point="4" svg:d="M17357 3136l-913 1421" svg:viewBox="0 0 914 1422">
          <text:p/>
        </draw:connector>
        <draw:connector draw:style-name="gr3" draw:text-style-name="P4" draw:layer="layout" draw:type="line" svg:x1="18.272cm" svg:y1="3.137cm" svg:x2="19.187cm" svg:y2="4.557cm" draw:start-shape="id31" draw:start-glue-point="8" draw:end-shape="id32" draw:end-glue-point="4" svg:d="M18272 3137l915 1420" svg:viewBox="0 0 916 1421">
          <text:p/>
        </draw:connector>
        <draw:connector draw:style-name="gr3" draw:text-style-name="P4" draw:layer="layout" draw:type="line" svg:x1="19.186cm" svg:y1="3.136cm" svg:x2="15.53cm" svg:y2="4.556cm" draw:start-shape="id33" draw:start-glue-point="8" draw:end-shape="id34" draw:end-glue-point="4" svg:d="M19186 3136l-3656 1420" svg:viewBox="0 0 3657 1421">
          <text:p/>
        </draw:connector>
        <draw:connector draw:style-name="gr3" draw:text-style-name="P4" draw:layer="layout" draw:type="line" svg:x1="20.101cm" svg:y1="3.137cm" svg:x2="18.273cm" svg:y2="4.558cm" draw:start-shape="id35" draw:start-glue-point="8" draw:end-shape="id36" draw:end-glue-point="4" svg:d="M20101 3137l-1828 1421" svg:viewBox="0 0 1829 1422">
          <text:p/>
        </draw:connector>
        <draw:custom-shape draw:style-name="gr1" draw:text-style-name="P2" xml:id="id37" draw:id="id37" draw:layer="layout" svg:width="0.61cm" svg:height="0.61cm" svg:x="1.509cm" svg:y="7.59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61cm" svg:height="0.61cm" svg:x="2.423cm" svg:y="7.59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61cm" svg:height="0.61cm" svg:x="3.337cm" svg:y="7.59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61cm" svg:height="0.61cm" svg:x="4.252cm" svg:y="7.59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61cm" svg:height="0.61cm" svg:x="5.166cm" svg:y="7.59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61cm" svg:height="0.61cm" svg:x="6.081cm" svg:y="7.59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05cm" svg:height="0.954cm" svg:x="2.941cm" svg:y="6.705cm">
          <draw:text-box>
            <text:p><text:span text:style-name="T2">x</text:span><text:span text:style-name="T3"> → 4∙</text:span><text:span text:style-name="T4">x</text:span></text:p>
          </draw:text-box>
        </draw:frame>
        <draw:frame draw:style-name="gr2" draw:text-style-name="P3" draw:layer="layout" svg:width="2.505cm" svg:height="0.954cm" svg:x="9.858cm" svg:y="6.588cm">
          <draw:text-box>
            <text:p><text:span text:style-name="T2">x</text:span><text:span text:style-name="T3"> → 5∙</text:span><text:span text:style-name="T4">x</text:span></text:p>
          </draw:text-box>
        </draw:frame>
        <draw:custom-shape draw:style-name="gr1" draw:text-style-name="P2" xml:id="id40" draw:id="id40" draw:layer="layout" svg:width="0.61cm" svg:height="0.61cm" svg:x="1.51cm" svg:y="9.62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61cm" svg:height="0.61cm" svg:x="2.424cm" svg:y="9.62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61cm" svg:height="0.61cm" svg:x="3.338cm" svg:y="9.62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61cm" svg:height="0.61cm" svg:x="4.253cm" svg:y="9.62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61cm" svg:height="0.61cm" svg:x="5.167cm" svg:y="9.62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61cm" svg:height="0.61cm" svg:x="6.082cm" svg:y="9.62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0.61cm" svg:height="0.61cm" svg:x="8.367cm" svg:y="7.59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61cm" svg:height="0.61cm" svg:x="9.281cm" svg:y="7.59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0.61cm" svg:height="0.61cm" svg:x="10.195cm" svg:y="7.59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0.61cm" svg:height="0.61cm" svg:x="11.11cm" svg:y="7.59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7" draw:id="id57" draw:layer="layout" svg:width="0.61cm" svg:height="0.61cm" svg:x="12.024cm" svg:y="7.59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9" draw:id="id59" draw:layer="layout" svg:width="0.61cm" svg:height="0.61cm" svg:x="12.939cm" svg:y="7.59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61cm" svg:height="0.61cm" svg:x="8.368cm" svg:y="9.62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0" draw:id="id60" draw:layer="layout" svg:width="0.61cm" svg:height="0.61cm" svg:x="9.282cm" svg:y="9.62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61cm" svg:height="0.61cm" svg:x="10.196cm" svg:y="9.62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8" draw:id="id58" draw:layer="layout" svg:width="0.61cm" svg:height="0.61cm" svg:x="11.111cm" svg:y="9.62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61cm" svg:height="0.61cm" svg:x="12.025cm" svg:y="9.62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61cm" svg:height="0.61cm" svg:x="12.94cm" svg:y="9.62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1" draw:id="id61" draw:layer="layout" svg:width="0.61cm" svg:height="0.61cm" svg:x="15.225cm" svg:y="7.59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3" draw:id="id63" draw:layer="layout" svg:width="0.61cm" svg:height="0.61cm" svg:x="16.139cm" svg:y="7.59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5" draw:id="id65" draw:layer="layout" svg:width="0.61cm" svg:height="0.61cm" svg:x="17.053cm" svg:y="7.59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7" draw:id="id67" draw:layer="layout" svg:width="0.61cm" svg:height="0.61cm" svg:x="17.968cm" svg:y="7.59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0.61cm" svg:height="0.61cm" svg:x="18.882cm" svg:y="7.59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1" draw:id="id71" draw:layer="layout" svg:width="0.61cm" svg:height="0.61cm" svg:x="19.797cm" svg:y="7.59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72" draw:id="id72" draw:layer="layout" svg:width="0.61cm" svg:height="0.61cm" svg:x="15.226cm" svg:y="9.62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0" draw:id="id70" draw:layer="layout" svg:width="0.61cm" svg:height="0.61cm" svg:x="16.14cm" svg:y="9.62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8" draw:id="id68" draw:layer="layout" svg:width="0.61cm" svg:height="0.61cm" svg:x="17.054cm" svg:y="9.62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6" draw:id="id66" draw:layer="layout" svg:width="0.61cm" svg:height="0.61cm" svg:x="17.969cm" svg:y="9.62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4" draw:id="id64" draw:layer="layout" svg:width="0.61cm" svg:height="0.61cm" svg:x="18.883cm" svg:y="9.62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2" draw:id="id62" draw:layer="layout" svg:width="0.61cm" svg:height="0.61cm" svg:x="19.798cm" svg:y="9.62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05cm" svg:height="0.954cm" svg:x="16.659cm" svg:y="6.588cm">
          <draw:text-box>
            <text:p><text:span text:style-name="T2">x</text:span><text:span text:style-name="T3"> → 6∙</text:span><text:span text:style-name="T4">x</text:span></text:p>
          </draw:text-box>
        </draw:frame>
        <draw:connector draw:style-name="gr3" draw:text-style-name="P4" draw:layer="layout" draw:type="line" svg:x1="1.814cm" svg:y1="8.204cm" svg:x2="4.558cm" svg:y2="9.628cm" draw:start-shape="id37" draw:start-glue-point="8" draw:end-shape="id38" draw:end-glue-point="4" svg:d="M1814 8204l2744 1424" svg:viewBox="0 0 2745 1425">
          <text:p/>
        </draw:connector>
        <draw:connector draw:style-name="gr3" draw:text-style-name="P4" draw:layer="layout" draw:type="line" svg:x1="2.728cm" svg:y1="8.205cm" svg:x2="1.815cm" svg:y2="9.626cm" draw:start-shape="id39" draw:start-glue-point="8" draw:end-shape="id40" draw:end-glue-point="4" svg:d="M2728 8205l-913 1421" svg:viewBox="0 0 914 1422">
          <text:p/>
        </draw:connector>
        <draw:connector draw:style-name="gr3" draw:text-style-name="P4" draw:layer="layout" draw:type="line" svg:x1="3.642cm" svg:y1="8.205cm" svg:x2="5.472cm" svg:y2="9.627cm" draw:start-shape="id41" draw:start-glue-point="8" draw:end-shape="id42" draw:end-glue-point="4" svg:d="M3642 8205l1830 1422" svg:viewBox="0 0 1831 1423">
          <text:p/>
        </draw:connector>
        <draw:connector draw:style-name="gr3" draw:text-style-name="P4" draw:layer="layout" draw:type="line" svg:x1="4.557cm" svg:y1="8.206cm" svg:x2="2.729cm" svg:y2="9.627cm" draw:start-shape="id43" draw:start-glue-point="8" draw:end-shape="id44" draw:end-glue-point="4" svg:d="M4557 8206l-1828 1421" svg:viewBox="0 0 1829 1422">
          <text:p/>
        </draw:connector>
        <draw:connector draw:style-name="gr3" draw:text-style-name="P4" draw:layer="layout" draw:type="line" svg:x1="5.471cm" svg:y1="8.205cm" svg:x2="6.387cm" svg:y2="9.628cm" draw:start-shape="id45" draw:start-glue-point="8" draw:end-shape="id46" draw:end-glue-point="4" svg:d="M5471 8205l916 1423" svg:viewBox="0 0 917 1424">
          <text:p/>
        </draw:connector>
        <draw:connector draw:style-name="gr3" draw:text-style-name="P4" draw:layer="layout" draw:type="line" svg:x1="6.386cm" svg:y1="8.206cm" svg:x2="3.643cm" svg:y2="9.627cm" draw:start-shape="id47" draw:start-glue-point="8" draw:end-shape="id48" draw:end-glue-point="4" svg:d="M6386 8206l-2743 1421" svg:viewBox="0 0 2744 1422">
          <text:p/>
        </draw:connector>
        <draw:connector draw:style-name="gr3" draw:text-style-name="P4" draw:layer="layout" draw:type="line" svg:x1="8.672cm" svg:y1="8.205cm" svg:x2="12.33cm" svg:y2="9.627cm" draw:start-shape="id49" draw:start-glue-point="8" draw:end-shape="id50" draw:end-glue-point="4" svg:d="M8672 8205l3658 1422" svg:viewBox="0 0 3659 1423">
          <text:p/>
        </draw:connector>
        <draw:connector draw:style-name="gr3" draw:text-style-name="P4" draw:layer="layout" draw:type="line" svg:x1="9.586cm" svg:y1="8.206cm" svg:x2="10.501cm" svg:y2="9.627cm" draw:start-shape="id51" draw:start-glue-point="8" draw:end-shape="id52" draw:end-glue-point="4" svg:d="M9586 8206l915 1421" svg:viewBox="0 0 916 1422">
          <text:p/>
        </draw:connector>
        <draw:connector draw:style-name="gr3" draw:text-style-name="P4" draw:layer="layout" draw:type="line" svg:x1="10.5cm" svg:y1="8.206cm" svg:x2="8.673cm" svg:y2="9.626cm" draw:start-shape="id53" draw:start-glue-point="8" draw:end-shape="id54" draw:end-glue-point="4" svg:d="M10500 8206l-1827 1420" svg:viewBox="0 0 1828 1421">
          <text:p/>
        </draw:connector>
        <draw:connector draw:style-name="gr3" draw:text-style-name="P4" draw:layer="layout" draw:type="line" svg:x1="11.415cm" svg:y1="8.207cm" svg:x2="13.245cm" svg:y2="9.628cm" draw:start-shape="id55" draw:start-glue-point="8" draw:end-shape="id56" draw:end-glue-point="4" svg:d="M11415 8207l1830 1421" svg:viewBox="0 0 1831 1422">
          <text:p/>
        </draw:connector>
        <draw:connector draw:style-name="gr3" draw:text-style-name="P4" draw:layer="layout" draw:type="line" svg:x1="12.329cm" svg:y1="8.206cm" svg:x2="11.416cm" svg:y2="9.628cm" draw:start-shape="id57" draw:start-glue-point="8" draw:end-shape="id58" draw:end-glue-point="4" svg:d="M12329 8206l-913 1422" svg:viewBox="0 0 914 1423">
          <text:p/>
        </draw:connector>
        <draw:connector draw:style-name="gr3" draw:text-style-name="P4" draw:layer="layout" draw:type="line" svg:x1="13.244cm" svg:y1="8.207cm" svg:x2="9.587cm" svg:y2="9.627cm" draw:start-shape="id59" draw:start-glue-point="8" draw:end-shape="id60" draw:end-glue-point="4" svg:d="M13244 8207l-3657 1420" svg:viewBox="0 0 3658 1421">
          <text:p/>
        </draw:connector>
        <draw:connector draw:style-name="gr3" draw:text-style-name="P4" draw:layer="layout" draw:type="line" svg:x1="15.53cm" svg:y1="8.205cm" svg:x2="20.103cm" svg:y2="9.628cm" draw:start-shape="id61" draw:start-glue-point="8" draw:end-shape="id62" draw:end-glue-point="4" svg:d="M15530 8205l4573 1423" svg:viewBox="0 0 4574 1424">
          <text:p/>
        </draw:connector>
        <draw:connector draw:style-name="gr3" draw:text-style-name="P4" draw:layer="layout" draw:type="line" svg:x1="16.444cm" svg:y1="8.206cm" svg:x2="19.188cm" svg:y2="9.627cm" draw:start-shape="id63" draw:start-glue-point="8" draw:end-shape="id64" draw:end-glue-point="4" svg:d="M16444 8206l2744 1421" svg:viewBox="0 0 2745 1422">
          <text:p/>
        </draw:connector>
        <draw:connector draw:style-name="gr3" draw:text-style-name="P4" draw:layer="layout" draw:type="line" svg:x1="17.358cm" svg:y1="8.206cm" svg:x2="18.274cm" svg:y2="9.628cm" draw:start-shape="id65" draw:start-glue-point="8" draw:end-shape="id66" draw:end-glue-point="4" svg:d="M17358 8206l916 1422" svg:viewBox="0 0 917 1423">
          <text:p/>
        </draw:connector>
        <draw:connector draw:style-name="gr3" draw:text-style-name="P4" draw:layer="layout" draw:type="line" svg:x1="18.273cm" svg:y1="8.207cm" svg:x2="17.359cm" svg:y2="9.627cm" draw:start-shape="id67" draw:start-glue-point="8" draw:end-shape="id68" draw:end-glue-point="4" svg:d="M18273 8207l-914 1420" svg:viewBox="0 0 915 1421">
          <text:p/>
        </draw:connector>
        <draw:connector draw:style-name="gr3" draw:text-style-name="P4" draw:layer="layout" draw:type="line" svg:x1="19.187cm" svg:y1="8.206cm" svg:x2="16.445cm" svg:y2="9.627cm" draw:start-shape="id69" draw:start-glue-point="8" draw:end-shape="id70" draw:end-glue-point="4" svg:d="M19187 8206l-2742 1421" svg:viewBox="0 0 2743 1422">
          <text:p/>
        </draw:connector>
        <draw:connector draw:style-name="gr3" draw:text-style-name="P4" draw:layer="layout" draw:type="line" svg:x1="20.102cm" svg:y1="8.207cm" svg:x2="15.531cm" svg:y2="9.626cm" draw:start-shape="id71" draw:start-glue-point="8" draw:end-shape="id72" draw:end-glue-point="4" svg:d="M20102 8207l-4571 1419" svg:viewBox="0 0 4572 142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30T08:25:35.494000000</meta:creation-date>
    <dc:date>2021-01-30T08:49:38.844000000</dc:date>
    <meta:editing-duration>PT3M29S</meta:editing-duration>
    <meta:editing-cycles>1</meta:editing-cycles>
    <meta:document-statistic meta:object-count="114"/>
    <meta:generator>LibreOffice/6.3.2.2$Windows_X86_64 LibreOffice_project/98b30e735bda24bc04ab42594c85f7fd8be07b9c</meta:generator>
  </office:meta>
</office:document-meta>
</file>